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fo:font-weight="normal" officeooo:rsid="001fe6a5" officeooo:paragraph-rsid="0024eea2" style:font-size-asian="14pt" style:font-weight-asian="normal" style:font-size-complex="14pt" style:font-weight-complex="normal"/>
    </style:style>
    <style:style style:name="P7" style:family="paragraph" style:parent-style-name="Standard">
      <style:text-properties fo:font-size="14pt" fo:font-weight="normal" officeooo:rsid="0022f925" officeooo:paragraph-rsid="0024eea2" style:font-size-asian="14pt" style:font-weight-asian="normal" style:font-size-complex="14pt" style:font-weight-complex="normal"/>
    </style:style>
    <style:style style:name="P8" style:family="paragraph" style:parent-style-name="Standard">
      <style:text-properties fo:font-size="14pt" fo:font-weight="normal" officeooo:rsid="0024eea2" officeooo:paragraph-rsid="0024eea2" style:font-size-asian="14pt" style:font-weight-asian="normal" style:font-size-complex="14pt" style:font-weight-complex="normal"/>
    </style:style>
    <style:style style:name="P9" style:family="paragraph" style:parent-style-name="Standard">
      <style:text-properties fo:font-size="14pt" fo:font-weight="bold" officeooo:rsid="0024eea2" officeooo:paragraph-rsid="0024eea2" style:font-size-asian="14pt" style:font-weight-asian="bold" style:font-size-complex="14pt" style:font-weight-complex="bold"/>
    </style:style>
    <style:style style:name="P10" style:family="paragraph" style:parent-style-name="Standard">
      <style:text-properties fo:font-size="14pt" fo:font-weight="bold" officeooo:rsid="0025f37e" officeooo:paragraph-rsid="0025f37e" style:font-size-asian="14pt" style:font-weight-asian="bold" style:font-size-complex="14pt" style:font-weight-complex="bold"/>
    </style:style>
    <style:style style:name="P11" style:family="paragraph" style:parent-style-name="Standard">
      <style:text-properties fo:font-size="14pt" fo:font-weight="bold" officeooo:rsid="00260387" officeooo:paragraph-rsid="00260387" style:font-size-asian="14pt" style:font-weight-asian="bold" style:font-size-complex="14pt" style:font-weight-complex="bold"/>
    </style:style>
    <style:style style:name="T1" style:family="text">
      <style:text-properties officeooo:rsid="001fe6a5"/>
    </style:style>
    <style:style style:name="T2" style:family="text">
      <style:text-properties style:text-position="0% 100%"/>
    </style:style>
    <style:style style:name="T3" style:family="text">
      <style:text-properties style:text-position="0% 100%" officeooo:rsid="0023f501"/>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260387" style:font-weight-asian="normal" style:font-weight-complex="normal"/>
    </style:style>
    <style:style style:name="T6" style:family="text">
      <style:text-properties style:text-position="0% 100%" officeooo:rsid="00260387"/>
    </style:style>
    <style:style style:name="T7" style:family="text">
      <style:text-properties officeooo:rsid="0024ee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span text:style-name="T1"> Level 4</text:span>.</text:p>
      <text:p text:style-name="P3">Richard Parker <text:span text:style-name="T7">10.8.2016</text:span></text:p>
      <text:p text:style-name="P1"/>
      <text:p text:style-name="P5">Section 1 – Introduction</text:p>
      <text:p text:style-name="P2"/>
      <text:p text:style-name="P6"><text:span text:style-name="T7">The current development is level 3, which reads matrices (or parts of matrices at a time), chops them up into “slabs” with each slab in a MOJ, submits a set of JOBs to the thread farm, which then executes the required operations on the MOJs using the slab interfaces.</text:span></text:p>
      <text:p text:style-name="P6"/>
      <text:p text:style-name="P6"><text:span text:style-name="T7">The result of this is that multiple cores are used, but level 3 is ultimately limited by the amount of memory that the machine has. <text:s/>Level 4 aims to remove this restriction by chopping up on disk, then using routines much like an entire level 3 program except written as a subroutine so that a single program can control the whole operations from chopping, through doing all the work and finally putting the answer back together again.</text:span></text:p>
      <text:p text:style-name="P7"><text:span text:style-name="T3"/></text:p>
      <text:p text:style-name="P8"><text:span text:style-name="T3">W</text:span><text:span text:style-name="T2">e therefore propose to write subroutines corresponding closely to the level 3 programs, and also pretty similar to the proggies, but instead of taking MOJ arguments, takes filenames.</text:span></text:p>
      <text:p text:style-name="P8"><text:span text:style-name="T2"/></text:p>
      <text:p text:style-name="P8"><text:span text:style-name="T2">As far as I can see so far, there are the following routines. <text:s/>I propose they are all held together in a source file called &lt;think of a sensible name&gt; and perform the following operations . . .</text:span></text:p>
      <text:p text:style-name="P8"><text:span text:style-name="T2"/></text:p>
      <text:p text:style-name="P9"><text:span text:style-name="T2">FCHP</text:span><text:span text:style-name="T4"> takes one matrix input and chops it up into A x B parts. <text:s/>There are some questions to be considered. <text:s/>One is whether the sizes of each part should be chosen by the main program, or whether it is just defaulted. <text:s/>Another is what file names are used for the parts. <text:s/>A third is whether these file-names are chosen by the main program or by the FCHP routine, and if the latter, are they passed back for use by the main program.</text:span></text:p>
      <text:p text:style-name="P9"><text:span text:style-name="T4"/></text:p>
      <text:p text:style-name="P9"><text:span text:style-name="T2">FASM</text:span><text:span text:style-name="T4"> does the inverse job to FCHP – takes a whole collection of files and assembles this into on matrix. <text:s/>As the total number of rows and columns is written to the header, there is an argument that this data should be supplied to FASM. <text:s/>The sizes of the parts can be determined as it goes. <text:s/>Indeed there is no great reason that the columns be chopped in the same way, or even whether there are the same number of parts for the different rows (it gains little to force them to be the same, yet I know of no case (yet) where we would want them to be different. <text:s/>In any case, the question of who chooses the filenames arises here just as in FCHP.</text:span></text:p>
      <text:p text:style-name="P9"><text:span text:style-name="T4"/></text:p>
      <text:p text:style-name="P10"><text:span text:style-name="T2">FMUL</text:span><text:span text:style-name="T4"> multiplies A by B giving C. <text:s/>It is fairly straightforward.</text:span></text:p>
      <text:p text:style-name="P10"><text:soft-page-break/><text:span text:style-name="T4"/></text:p>
      <text:p text:style-name="P10"><text:span text:style-name="T2">FMAD</text:span><text:span text:style-name="T4"> multiplies A by B, adding to C and producing D as the result. <text:s/>Again fairly easy.</text:span></text:p>
      <text:p text:style-name="P10"><text:span text:style-name="T4"/></text:p>
      <text:p text:style-name="P10"><text:span text:style-name="T2">FTRA</text:span><text:span text:style-name="T4"> transposes A to produce B. <text:s/>Pretty simple.</text:span></text:p>
      <text:p text:style-name="P10"><text:span text:style-name="T4"/></text:p>
      <text:p text:style-name="P10"><text:span text:style-name="T4">The above five functions are sufficient, I believe, to produce ztr4 and zmu4. <text:s/>There is no need to spend much time on FMUL, FMAD and FTRA since they will ultimately be replaced by multi-core versions. <text:s/>FCHP and FASM, however, will probably be limited by disk access speed, so may never need improvement over the simple versions.</text:span></text:p>
      <text:p text:style-name="P10"><text:span text:style-name="T4"/></text:p>
      <text:p text:style-name="P10"><text:span text:style-name="T4">I would guess that the zfoo1.c (or zfoo.c) will form a good starting point, since they already do the I/O.</text:span></text:p>
      <text:p text:style-name="P10"><text:span text:style-name="T4"/></text:p>
      <text:p text:style-name="P10"><text:span text:style-name="T4">There is no change to these programs anticipated as a result of the Version 2 changes, so that ztr4 and zmu4 can be written and tested in the Version 1 environment with little risk of needing change for Version 2.</text:span></text:p>
      <text:p text:style-name="P10"><text:span text:style-name="T4"/></text:p>
      <text:p text:style-name="P10"><text:span text:style-name="T4">I am anticipating getting ztr3 working on the Version 2 thread farm in a few weeks time, at which point FTRA can be written to utilize multiple cores and hence form a working ztr4 in the not-so-distant future. <text:s/>Zmu3 has further issues (memory footprint control, mainly) which may mean that it takes a bit longer, but should not be more than a couple of months away.</text:span></text:p>
      <text:p text:style-name="P10"><text:span text:style-name="T4"/></text:p>
      <text:p text:style-name="P10"><text:span text:style-name="T4">After that, there will be the Gaussian, and this will probably be a bit harder. <text:s/>We will need </text:span><text:span text:style-name="T5">FECH, which is a major issue</text:span><text:span text:style-name="T4">.</text:span></text:p>
      <text:p text:style-name="P11"><text:span text:style-name="T4"/></text:p>
      <text:p text:style-name="P11"><text:span text:style-name="T2">FECH</text:span><text:span text:style-name="T4"> to echelize a matrix. <text:s/>I do not know how to do this at all multi-core, and certainly lies some way into the future. <text:s/>A simple (Dfmt) version can be readily written as a placeholder.</text:span></text:p>
      <text:p text:style-name="P11"><text:span text:style-name="T4"/></text:p>
      <text:p text:style-name="P11"><text:span text:style-name="T4">The others all look pretty straightforward</text:span></text:p>
      <text:p text:style-name="P10"><text:span text:style-name="T4"/></text:p>
      <text:p text:style-name="P10"><text:span text:style-name="T6">F</text:span><text:span text:style-name="T2">REX</text:span><text:span text:style-name="T4"> to separate the rows of </text:span><text:span text:style-name="T5">a matrix according to a bit-string. <text:s/>Pretty easy.</text:span></text:p>
      <text:p text:style-name="P10"><text:span text:style-name="T5"/></text:p>
      <text:p text:style-name="P11"><text:span text:style-name="T2">FCEX</text:span><text:span text:style-name="T4"> to separate the columns of a matrix according to a bit string. <text:s/>This is also pretty easy since the hard work is done in the bit-string module.</text:span></text:p>
      <text:p text:style-name="P11"><text:span text:style-name="T4"/></text:p>
      <text:p text:style-name="P11"><text:span text:style-name="T4"/></text:p>
      <text:p text:style-name="P11"><text:span text:style-name="T2">FRRF</text:span><text:span text:style-name="T4"> to riffle rows according to a bit string. <text:s/>Pretty easy.</text:span></text:p>
      <text:p text:style-name="P11"><text:span text:style-name="T4"/></text:p>
      <text:p text:style-name="P11"><text:span text:style-name="T2">FPVC</text:span><text:span text:style-name="T4"> to combine pivots. <text:s/>This is not performance critical, and is easy.</text:span></text:p>
      <text:p text:style-name="P11"><text:span text:style-name="T4"/></text:p>
      <text:p text:style-name="P11"><text:span text:style-name="T4">With these routines available, it should be possible to write and debug zpe4.c. <text:s/>It is </text:span><text:soft-page-break/><text:span text:style-name="T4">similar in algorithm to zpe3.c. <text:s/>The result may even be usable once the proper FMUL and FMAD are available, though top performance will only be achieved once a good FECH is written al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10T22:15:18.617294720</dc:date>
    <meta:editing-duration>PT23H44M32S</meta:editing-duration>
    <meta:editing-cycles>141</meta:editing-cycles>
    <meta:generator>LibreOffice/5.1.4.2$Linux_X86_64 LibreOffice_project/10m0$Build-2</meta:generator>
    <meta:printed-by>User </meta:printed-by>
    <meta:print-date>2012-08-06T12:45:35</meta:print-date>
    <meta:document-statistic meta:table-count="0" meta:image-count="0" meta:object-count="0" meta:page-count="3" meta:paragraph-count="24" meta:word-count="805" meta:character-count="4404" meta:non-whitespace-character-count="3596"/>
  </office:meta>
</office:document-meta>
</file>